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c042" officeooo:paragraph-rsid="0016c042"/>
    </style:style>
    <style:style style:name="P2" style:family="paragraph" style:parent-style-name="Standard">
      <style:text-properties officeooo:rsid="0016c042" officeooo:paragraph-rsid="00253135"/>
    </style:style>
    <style:style style:name="P3" style:family="paragraph" style:parent-style-name="Standard">
      <style:text-properties officeooo:rsid="00183cb7" officeooo:paragraph-rsid="00183cb7"/>
    </style:style>
    <style:style style:name="P4" style:family="paragraph" style:parent-style-name="Standard">
      <style:text-properties officeooo:rsid="0019dc4d" officeooo:paragraph-rsid="0019dc4d"/>
    </style:style>
    <style:style style:name="P5" style:family="paragraph" style:parent-style-name="Standard">
      <style:text-properties officeooo:rsid="001b7ac8" officeooo:paragraph-rsid="001b7ac8"/>
    </style:style>
    <style:style style:name="P6" style:family="paragraph" style:parent-style-name="Standard">
      <style:text-properties officeooo:rsid="00211e55" officeooo:paragraph-rsid="00211e55"/>
    </style:style>
    <style:style style:name="P7" style:family="paragraph" style:parent-style-name="Standard">
      <style:text-properties officeooo:rsid="0021673d" officeooo:paragraph-rsid="0021673d"/>
    </style:style>
    <style:style style:name="P8" style:family="paragraph" style:parent-style-name="Standard">
      <style:text-properties officeooo:rsid="0021889b" officeooo:paragraph-rsid="0021889b"/>
    </style:style>
    <style:style style:name="P9" style:family="paragraph" style:parent-style-name="Standard">
      <style:text-properties officeooo:rsid="0022e99a" officeooo:paragraph-rsid="0022e99a"/>
    </style:style>
    <style:style style:name="P10" style:family="paragraph" style:parent-style-name="Standard">
      <style:text-properties officeooo:rsid="0027f7de" officeooo:paragraph-rsid="0027f7de"/>
    </style:style>
    <style:style style:name="P11" style:family="paragraph" style:parent-style-name="Standard">
      <style:text-properties officeooo:rsid="00298c71" officeooo:paragraph-rsid="00298c71"/>
    </style:style>
    <style:style style:name="P12" style:family="paragraph" style:parent-style-name="Standard">
      <style:text-properties officeooo:rsid="002a0189" officeooo:paragraph-rsid="002a0189"/>
    </style:style>
    <style:style style:name="P13" style:family="paragraph" style:parent-style-name="Standard">
      <style:text-properties officeooo:rsid="002c8997" officeooo:paragraph-rsid="002c8997"/>
    </style:style>
    <style:style style:name="P14" style:family="paragraph" style:parent-style-name="Standard">
      <style:text-properties officeooo:rsid="00310c56" officeooo:paragraph-rsid="00310c56"/>
    </style:style>
    <style:style style:name="P15" style:family="paragraph" style:parent-style-name="Standard">
      <style:text-properties officeooo:rsid="00253135" officeooo:paragraph-rsid="00253135"/>
    </style:style>
    <style:style style:name="P16" style:family="paragraph" style:parent-style-name="Standard">
      <style:text-properties officeooo:rsid="002f612b" officeooo:paragraph-rsid="002f612b"/>
    </style:style>
    <style:style style:name="P17" style:family="paragraph" style:parent-style-name="Standard">
      <style:text-properties officeooo:rsid="00347d19" officeooo:paragraph-rsid="00347d19"/>
    </style:style>
    <style:style style:name="P18" style:family="paragraph" style:parent-style-name="Standard">
      <style:text-properties officeooo:rsid="00353611" officeooo:paragraph-rsid="00353611"/>
    </style:style>
    <style:style style:name="P19" style:family="paragraph" style:parent-style-name="Standard">
      <style:text-properties officeooo:rsid="0035b903" officeooo:paragraph-rsid="0035b903"/>
    </style:style>
    <style:style style:name="P20" style:family="paragraph" style:parent-style-name="Standard">
      <style:text-properties officeooo:rsid="0036e129" officeooo:paragraph-rsid="0036e129"/>
    </style:style>
    <style:style style:name="P21" style:family="paragraph" style:parent-style-name="Standard">
      <style:text-properties officeooo:rsid="00391291" officeooo:paragraph-rsid="00391291"/>
    </style:style>
    <style:style style:name="P22" style:family="paragraph" style:parent-style-name="Standard">
      <style:text-properties officeooo:rsid="003a98da" officeooo:paragraph-rsid="003a98da"/>
    </style:style>
    <style:style style:name="P23" style:family="paragraph" style:parent-style-name="Standard">
      <style:text-properties officeooo:rsid="003cdb91" officeooo:paragraph-rsid="003cdb91"/>
    </style:style>
    <style:style style:name="P24" style:family="paragraph" style:parent-style-name="Standard">
      <style:text-properties officeooo:rsid="003d1c0d" officeooo:paragraph-rsid="003d1c0d"/>
    </style:style>
    <style:style style:name="T1" style:family="text">
      <style:text-properties officeooo:rsid="00183cb7"/>
    </style:style>
    <style:style style:name="T2" style:family="text">
      <style:text-properties officeooo:rsid="002116f3"/>
    </style:style>
    <style:style style:name="T3" style:family="text">
      <style:text-properties officeooo:rsid="002b510a"/>
    </style:style>
    <style:style style:name="T4" style:family="text">
      <style:text-properties officeooo:rsid="00337cda"/>
    </style:style>
    <style:style style:name="T5" style:family="text">
      <style:text-properties officeooo:rsid="00348934"/>
    </style:style>
    <style:style style:name="T6" style:family="text">
      <style:text-properties officeooo:rsid="00382aac"/>
    </style:style>
    <style:style style:name="T7" style:family="text">
      <style:text-properties officeooo:rsid="00391291"/>
    </style:style>
    <style:style style:name="T8" style:family="text">
      <style:text-properties officeooo:rsid="003b8b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5">We have to sell gas on the island. we’ll always have money if we sell gas. We can even sell some food too, basic items. Fruits, vegetables, maybe bread, we’ll have to look at gas and maybe sell small quantities at first. We can even have a website that advertises our gas. I can run that myself on the windows computer, provided the configuration is as follows, and If I really need a server if this one just doesn’t cut it, i’ll see what I need to do. </text:p>
      <text:p text:style-name="P2"/>
      <text:p text:style-name="P14">To make this a fair deal, I will build robots to do as much as I can possibly think of. They will take several years a piece but I will do it. <text:span text:style-name="T4">But yes, I will build robots and Planes and boats and shit like that. </text:span></text:p>
      <text:p text:style-name="P2"/>
      <text:p text:style-name="P2">So windows and CNC configuration:</text:p>
      <text:p text:style-name="P1">Blender, k3d, delgine, pyaudio, and pygame for audio and game engine options link directly to CNC machine. CNC has multiple routers with the option to do routing, laser cutting, plasma cutting and welding at the same time in close proximity to eachother. </text:p>
      <text:p text:style-name="P1"/>
      <text:p text:style-name="P1">Cygwin installed, and run the above software under cygwin and show me how to configure that and optimize that. Also, need a 8-10 piece electronic drum pad to drive drums running in hydrogen or drumgizmo or drumkv1 under cygwin, or whatever free windows drum emulators are around.</text:p>
      <text:p text:style-name="P1"/>
      <text:p text:style-name="P1">I might want a cygwin version of apple and tutorials <text:span text:style-name="T7">on writing and implementing that. </text:span><text:s/>so that I can use facetime, ableton, mac au vst’s, siri, <text:s/>and develop apple for my PC’s based on that.</text:p>
      <text:p text:style-name="P1"/>
      <text:p text:style-name="P1">The wave pool: offer wavegarden 8-10 million for a customized pool, and tell them I want to be able to 3d print or cnc and install the repairs myself or get someone out to do it if I have the money. Tell them to make the takeoff zone configurable by putting movable floors in the pool so I can make the area super close to the wall deep water and make the wave wedge super hard. Tell them also I would love the option for uneven floors and steep floors to make it feel like a reef pass. If we make the floors moveable and customizeable, we can make the same pool have an infinite number of waves, and same with the hydraulic things that creat wave, put more tiny ones and we can make the wave section randomly by putting random numbers into the software. </text:p>
      <text:p text:style-name="P1"/>
      <text:p text:style-name="P1">I need 2.2 ish meters. And for the wave to brake on as shallow as maybe waste deep. It needs to be offshore in a ENE-NE. <text:span text:style-name="T1">Saltwater, it will be built above a lagoon and filed with salt water mostly and we can run filters on it and shit for when it rains. Solar powered (batteries of course) and maybe propane generator option</text:span></text:p>
      <text:p text:style-name="P1"/>
      <text:p text:style-name="P3">oh yeah, we need to automate as much as we possibly can, whether it be vacuuming with those amazon vacuum cleaners, or cooking with suvie sometimes, as much as we can needs to be automated. <text:s/>Automatic doors and shutters, dishwashers, </text:p>
      <text:p text:style-name="P3"/>
      <text:p text:style-name="P3">we probably want to 3d print as much clothes and tools as we can, so tell the people at whatever 3d printer and cnc machine company you need to repair absolutely everything and have easy access to free designs for 3d printable tools to fix motors, boats, planes, homes etc. </text:p>
      <text:p text:style-name="P3"/>
      <text:p text:style-name="P3">I will build a press for making surfboards and stuff. But we may want to 3d print the parts for that. And also we need to clean up all the wood, metal, foam etcetera dust that this thing creates with like a shopvac version of the amazon vacuum cleaners. Its risky to clean up metallic dust on your own, and <text:soft-page-break/>you can glue and heat bond the foam and the metal and glue it together and create more stuff from just dust. </text:p>
      <text:p text:style-name="P3"/>
      <text:p text:style-name="P4">I need to open S Note files on a windows Computer. </text:p>
      <text:p text:style-name="P4"/>
      <text:p text:style-name="P5">Oh yeah we need jetskis and rescue sleds when surfing the outer reefs because they are not user friendly. <text:span text:style-name="T2">And tow ropes, big wave leashes, and maybe paddle vests. Not sure. </text:span></text:p>
      <text:p text:style-name="P5"/>
      <text:p text:style-name="P6">I need virtual box and qemu and the cygwin style software to have perfect hardware access so I can run a drumsynth in virtualbox running pop!os via playing my drum pad and record it in my main windows thing. </text:p>
      <text:p text:style-name="P6"/>
      <text:p text:style-name="P7">I need virtualbox like that on both and qemu with netbeans so I can develop my own oses and rewrite my os to be compatible with my next computer. </text:p>
      <text:p text:style-name="P7"/>
      <text:p text:style-name="P8">I need to be able to order electronics components by the reel. That is very important. Buying by the reel is the only way to go. And 100+ microchips per order, bulk is the only way to go on an island. </text:p>
      <text:p text:style-name="P8"/>
      <text:p text:style-name="P9">I need Shape3d, boardcad written for this computer and video tutorials for how to use it, how to link it to the cnc machine, how to print, how to troubleshoot, and maybe written under blender. I also need full animation video tutorials and modelling tutorials. </text:p>
      <text:p text:style-name="P9"/>
      <text:p text:style-name="P9">And I need Kerbal Space Program</text:p>
      <text:p text:style-name="P9"/>
      <text:p text:style-name="P10">I will need comodo anti virus, and clam av under cygwin, and I can mess around and we can configure an apache server under cygwin, or I can possibly run the server in a virtual box, but again, preconfigured sampa sftp, ftp, http, and maybe email server with a registered DNS and tutorials and documents on every aspect of how to read source and configure files and shit like that. But it needs good antivirus. Raid 5 or maybe raid 10, I can use rsync and run it as a daemon, but you have to remind me of the at command and shit like that. </text:p>
      <text:p text:style-name="P10"/>
      <text:p text:style-name="P11">And then I need you all to document all the source code on the computer whether linux windows or apple and give tutorials on what everything does and what every command does and make it searchable on the computer. </text:p>
      <text:p text:style-name="P11"/>
      <text:p text:style-name="P12">I may want to configure this server so that I can also log into my recording studio remotely and make tracks from wherever I happen to be, <text:span text:style-name="T3">Yeah, I may want the recording studio to be online so that I can log in from my tablet and play drums or write tracks easily with my samsung galaxy note10.1 and use the pen too. And so that everyone can log in and view which ever camera they want or get an overview of what’s happening on the island weather wise. </text:span></text:p>
      <text:p text:style-name="P12"/>
      <text:p text:style-name="P13">We will try it with just using my windows desktop as a server, and if that does not work I will build a nice, nice server for myself and use that. </text:p>
      <text:p text:style-name="P13"/>
      <text:p text:style-name="P16">I will need tutorials on how to wire two server boxes together via ethernet and what software I need and what router I need etcetera. </text:p>
      <text:p text:style-name="P16"/>
      <text:p text:style-name="P17">I need debugging tutorials <text:span text:style-name="T5">and configuration tutorials. <text:s/>Start off with raid ten to make it easy on myself, with tutorials and when I get comfortable with servers ill move to raid 5 and 0 and shit like that. </text:span></text:p>
      <text:p text:style-name="P17"><text:soft-page-break/></text:p>
      <text:p text:style-name="P18">Aeolus, whysynth, qsynth, vmpk, tuxguitar, yoshimi, and flight gear need to be recompiled under cygwin from scratch so I can learn how, and flight gear needs to support touch monitors and multiple instances so I can watch tutorials and fly at the same time. And jack audio needs to run under windows or cygwin and be able to route through the apple version of cygwin, through cygwin and through windows and then to bluetooth or non bluetooth headphones and speakers depending on my configuration. </text:p>
      <text:p text:style-name="P18"/>
      <text:p text:style-name="P18">I might setup weather stations on carters, strangers, <text:s/>somewhere around freeport, and maybe 1 or 2 on the barrier reef so I can see what the weather looks like all across the bahamas. </text:p>
      <text:p text:style-name="P18"/>
      <text:p text:style-name="P18">I need Radar weather, weather forecasts etcetera, but I can get that, </text:p>
      <text:p text:style-name="P18"/>
      <text:p text:style-name="P19">If you decide to buy a hydraulic press, make sure to get it with multiple press points to that we can change the press around to make parts for surfboards, skateparks, skateboards, airplanes, wings, fins, boats. </text:p>
      <text:p text:style-name="P19"/>
      <text:p text:style-name="P20">Bonus round:</text:p>
      <text:p text:style-name="P20">Usb tube driven mixing console with builtin preamp, 25-30 band EQ, analog effects based on the old soviet multi effects pedals, <text:s/>bluetooth capable output and bluetooth headphones/control send, <text:s/>per track effects, maybe touch screen with line6 digital multifx, and a built in 32 step sequencer <text:s/>with ¼ inch mono so I can drive my march uds drumsynth from my mixing consoles sequencer, and the sequencer needs to be so I can use the same tone on my march uds on every step if I so desire. <text:span text:style-name="T6">If you want, you can have built in server software on this machine and hardware too, so that I can leave it on and anyone can log into it...up to 1000 or more people, I just need it to be configured as either a windows server, or as a windows server with the potential to be used as an apple based server via our cygwin alternative. <text:s/>And look at buildyourownclone.com and implment some of those effects. </text:span></text:p>
      <text:p text:style-name="P20"/>
      <text:p text:style-name="P21">I need documents and tutorials on every aspect of these things so I can build and repair them in the future and make modifications to them as I require them or have the funds or aability to. </text:p>
      <text:p text:style-name="P21"/>
      <text:p text:style-name="P22">Look at the lider 2 and all of that stuff. <text:s/>Use vacuum tubes and try, oh dear god, try and make this stuff 3d printable. <text:span text:style-name="T8">Please yes show me how to build all of this stuff. I literally don’t even care if it takes 50,000 dollars. </text:span></text:p>
      <text:p text:style-name="P22"/>
      <text:p text:style-name="P23">Figure it out, come up with 10-20 designs and give me 5 of them. </text:p>
      <text:p text:style-name="P23"/>
      <text:p text:style-name="P24">But yes, you find me documentation and tutorials on how to build, design and maintain this stuff and engines, I will build and repair as much as I can, and I will find other people who will do the s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13:05:20.005823272</meta:creation-date>
    <dc:date>2018-02-05T10:26:32.498506152</dc:date>
    <meta:editing-duration>PT2H35M7S</meta:editing-duration>
    <meta:editing-cycles>28</meta:editing-cycles>
    <meta:generator>LibreOffice/5.4.2.2$Linux_X86_64 LibreOffice_project/40m0$Build-2</meta:generator>
    <meta:document-statistic meta:table-count="0" meta:image-count="0" meta:object-count="0" meta:page-count="3" meta:paragraph-count="34" meta:word-count="1639" meta:character-count="8745" meta:non-whitespace-character-count="7102"/>
  </office:meta>
</office:document-meta>
</file>